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4000002E226996415E71D9C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2" draw:style-name="gr1" draw:text-style-name="P1" draw:layer="layout" svg:width="16.072cm" svg:height="8.798cm" svg:x="0.499cm" svg:y="0.501cm">
          <draw:image xlink:href="Pictures/1000000100000544000002E226996415E71D9CE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7.07cm" fo:page-height="9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49:21.506025155</dc:date>
    <meta:editing-duration>PT19H37M48S</meta:editing-duration>
    <meta:editing-cycles>33</meta:editing-cycles>
    <meta:generator>LibreOffice/7.4.1.2$Linux_X86_64 LibreOffice_project/40$Build-2</meta:generator>
    <meta:document-statistic meta:object-count="1"/>
  </office:meta>
</office:document-meta>
</file>